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in" fo:margin-bottom="0.1945in" style:contextual-spacing="false" fo:text-align="center" style:justify-single-word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</style:style>
    <style:style style:name="P3" style:family="paragraph" style:parent-style-name="Normal_20__28_Web_29_">
      <loext:graphic-properties draw:fill="none" draw:fill-color="#ffffff"/>
      <style:paragraph-properties fo:margin-top="0.1945in" fo:margin-bottom="0.1945in" style:contextual-spacing="false" fo:background-color="transparent"/>
    </style:style>
    <style:style style:name="P4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fo:color="#000000" loext:opacity="100%" style:font-name="Verdana" fo:font-size="14pt" style:font-size-asian="14pt" style:font-size-complex="14pt"/>
    </style:style>
    <style:style style:name="P5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fo:color="#000000" loext:opacity="100%" fo:background-color="#8e86ae"/>
    </style:style>
    <style:style style:name="P6" style:family="paragraph" style:parent-style-name="Normal_20__28_Web_29_">
      <loext:graphic-properties draw:fill="none" draw:fill-color="#ffffff"/>
      <style:paragraph-properties fo:margin-top="0.1945in" fo:margin-bottom="0.1945in" style:contextual-spacing="false" fo:background-color="transparent"/>
      <style:text-properties fo:color="#000000" loext:opacity="100%" fo:background-color="#8e86ae"/>
    </style:style>
    <style:style style:name="P7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fo:background-color="transparent"/>
    </style:style>
    <style:style style:name="P8" style:family="paragraph" style:parent-style-name="Normal_20__28_Web_29_">
      <loext:graphic-properties draw:fill="none" draw:fill-color="#ffffff" draw:opacity="100%"/>
      <style:paragraph-properties fo:margin-top="0.1945in" fo:margin-bottom="0.1945in" style:contextual-spacing="false" fo:background-color="transparent"/>
      <style:text-properties fo:background-color="transparent"/>
    </style:style>
    <style:style style:name="P9" style:family="paragraph" style:parent-style-name="Normal_20__28_Web_29_">
      <loext:graphic-properties draw:fill="solid" draw:fill-color="#ffffff"/>
      <style:paragraph-properties fo:margin-top="0.1945in" fo:margin-bottom="0.1945in" style:contextual-spacing="false" fo:background-color="#ffffff"/>
      <style:text-properties style:text-underline-style="none" fo:background-color="transparent"/>
    </style:style>
    <style:style style:name="P10" style:family="paragraph" style:parent-style-name="Standard">
      <style:text-properties fo:font-size="14pt" style:font-size-asian="14pt" style:font-size-complex="14pt"/>
    </style:style>
    <style:style style:name="T1" style:family="text">
      <style:text-properties fo:color="#000000" loext:opacity="100%" style:font-name="Verdana" fo:font-size="14pt" style:font-size-asian="14pt" style:font-size-complex="14pt"/>
    </style:style>
    <style:style style:name="T2" style:family="text">
      <style:text-properties fo:color="#000000" loext:opacity="100%" style:font-name="Verdana" fo:font-size="14pt" style:font-size-asian="14pt" style:font-size-complex="14pt" style:font-weight-complex="bold"/>
    </style:style>
    <style:style style:name="T3" style:family="text">
      <style:text-properties fo:color="#000000" loext:opacity="100%" style:font-name="Verdana" fo:font-size="14pt" style:font-size-asian="14pt" style:font-size-complex="14pt"/>
    </style:style>
    <style:style style:name="T4" style:family="text">
      <style:text-properties fo:color="#000000" loext:opacity="100%" style:font-name="Verdana" fo:font-size="14pt" style:font-size-asian="14pt" style:font-size-complex="14pt" fo:background-color="#ffff00"/>
    </style:style>
    <style:style style:name="T5" style:family="text">
      <style:text-properties fo:color="#000000" loext:opacity="100%" style:font-name="Verdana" fo:font-size="14pt" officeooo:rsid="001e8ad2" style:font-size-asian="14pt" style:font-size-complex="14pt"/>
    </style:style>
    <style:style style:name="T6" style:family="text">
      <style:text-properties fo:color="#000000" loext:opacity="100%" style:font-name="Verdana" fo:font-size="14pt" officeooo:rsid="001e8ad2" style:font-size-asian="14pt" style:font-size-complex="14pt" fo:background-color="#ffff00"/>
    </style:style>
    <style:style style:name="T7" style:family="text">
      <style:text-properties fo:color="#000000" loext:opacity="100%" style:font-name="Verdana" fo:font-size="14pt" officeooo:rsid="001e8ad2" style:font-size-asian="14pt" style:font-size-complex="14pt"/>
    </style:style>
    <style:style style:name="T8" style:family="text">
      <style:text-properties fo:color="#000000" loext:opacity="100%" style:font-name="Verdana" fo:font-size="14pt" style:font-size-asian="14pt" style:font-size-complex="14pt"/>
    </style:style>
    <style:style style:name="T9" style:family="text">
      <style:text-properties fo:color="#000000" loext:opacity="100%" style:font-name="Verdana" fo:font-size="14pt" loext:char-shading-value="0" style:font-size-asian="14pt" style:font-size-complex="14pt" fo:background-color="#ffff00"/>
    </style:style>
    <style:style style:name="T10" style:family="text">
      <style:text-properties fo:color="#000000" loext:opacity="100%" style:font-name="Verdana" fo:font-size="14pt" fo:background-color="transparent" loext:char-shading-value="0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Verdana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Практическая работа «Знаки препинания в предложениях с обобщающими словами при однородных членах»</text:span></text:p>
      <text:p text:style-name="P2" loext:marker-style-name="T1"><text:span text:style-name="T1">Задание: расставьте знаки препинания, объясните постановку знаков препинания.</text:span><text:span text:style-name="T1"/></text:p>
      <text:p text:style-name="P2" loext:marker-style-name="T1"><text:span text:style-name="T1">1. В человеке все должно быть прекрасно: и лицо, и одежда, и душа, и мысли.</text:span><text:span text:style-name="T1"/></text:p>
      <text:p text:style-name="P2" loext:marker-style-name="T1"><text:span text:style-name="T1">2. Поручни, компасы, бинокли - все было медное.</text:span><text:span text:style-name="T1"/></text:p>
      <text:p text:style-name="P2" loext:marker-style-name="T1"><text:span text:style-name="T1">3. Повсюду: в клубах, на улицах, на скамейках, у ворот, в домах - происходили странные разговоры.</text:span><text:span text:style-name="T1"/></text:p>
      <text:p text:style-name="P2" loext:marker-style-name="T1"><text:span text:style-name="T1">4. В защиту болгар выступили В. Гюго, Ч. Дарвин, О. Уайльд ,Толстой ,Ф. Достоевский ,Менделеев.</text:span><text:span text:style-name="T1"/></text:p>
      <text:p text:style-name="P2" loext:marker-style-name="T1"><text:span text:style-name="T1">5. Улыбку, смех и радость, и покой - я все забыл.</text:span><text:span text:style-name="T1"/></text:p>
      <text:p text:style-name="P2" loext:marker-style-name="T1"><text:span text:style-name="T1">6. Ни птица, ни зверь, ни человек - никто и ничто не ускользнет от зоркого взгляда сильного, ловкого и умного хищника - орла.</text:span><text:span text:style-name="T1"/></text:p>
      <text:p text:style-name="P2" loext:marker-style-name="T1"><text:span text:style-name="T1">7. Хвойные породы деревьев, как-то: ель, сосна ,пихта и другие - называются красным лесом или краснолесьем.</text:span><text:span text:style-name="T1"/></text:p>
      <text:p text:style-name="P2" loext:marker-style-name="T1"><text:span text:style-name="T1">8. Домашние животные, а именно: лошадь, корова ,овца - приносят людям пользу.</text:span><text:span text:style-name="T1"/></text:p>
      <text:p text:style-name="P2" loext:marker-style-name="T1"><text:span text:style-name="T1">9. В каждом человеке есть сила и слабость, мужество и страх, твердость и колебание.</text:span><text:span text:style-name="T1"/></text:p>
      <text:p text:style-name="P3" loext:marker-style-name="T1"><text:span text:style-name="T1">10. От дома, от деревьев, и от голубятни, и от галереи - от всего побежали длинные тени.</text:span></text:p>
      <text:p text:style-name="P2" loext:marker-style-name="T1"><text:span text:style-name="T1">11. Брезент, палуба ,чемоданы ,перила - все было мокро от тумана.</text:span><text:span text:style-name="T1"/></text:p>
      <text:p text:style-name="P5"><text:span text:style-name="T12">12. Бричка бежит, а Егорушка видит все одно и то же – небо, равнину, холмы.</text:span></text:p>
      <text:p text:style-name="P6"><text:span text:style-name="T12">13. Лицо, походка, взгляд, голос - все вдруг изменилось в Наташе.</text:span></text:p>
      <text:p text:style-name="P5"><text:span text:style-name="T12">14. Там стены, воздух - все приятно.</text:span></text:p>
      <text:p text:style-name="P5"><text:soft-page-break/><text:span text:style-name="T12">15. И кочки, и моховые болота, и пни - все хорошо под сиянием лунным.</text:span></text:p>
      <text:p text:style-name="P5"><text:span text:style-name="T12">16. Все - и товарищи, и дамы - стали уверять Беликова, что он должен жениться.</text:span></text:p>
      <text:p text:style-name="P5"><text:span text:style-name="T12">17. Зонтик, часы, ножик - все это было у него в чехле.</text:span></text:p>
      <text:p text:style-name="P5"><text:span text:style-name="T12">18. Ни сплетни света, ни бостон, ни милый взгляд, ни вздох нескромный - ничто не трогало его, не замечал он ничего.</text:span></text:p>
      <text:p text:style-name="P5"><text:span text:style-name="T12">19. Солнце вешнее, нивы здешние - все тебе отдать бы рад.</text:span></text:p>
      <text:p text:style-name="P5"><text:span text:style-name="T12">20. Всякий пустяк: поворот, шоссе, ветка над забором, свет фонарей - все казалось значительным.</text:span></text:p>
      <text:p text:style-name="P5"><text:span text:style-name="T12">21. Все кругом зеленело, все мягко волновалось - все <text:s/>деревья, кусты, травы.</text:span></text:p>
      <text:p text:style-name="P8"><text:span text:style-name="T1">22. Кажется, я все делаю, чтобы не отстать от века - крестьян устроил, ферму завел</text:span><text:span text:style-name="T5">,</text:span><text:span text:style-name="T1"> читаю учусь.</text:span></text:p>
      <text:p text:style-name="P7"><text:span text:style-name="T1">23. И вы, и я - мы оба порядочные люди.</text:span></text:p>
      <text:p text:style-name="P7"><text:span text:style-name="T1">24. Все радостно сияло вокруг нас</text:span><text:span text:style-name="T5"> — </text:span><text:span text:style-name="T1">небо, земля и вода.</text:span></text:p>
      <text:p text:style-name="P7"><text:span text:style-name="T1">25. Прекрасно это солнце, это небо - все вокруг нас прекрасно.</text:span></text:p>
      <text:p text:style-name="P7"><text:span text:style-name="T1">26. Она не ела: ни телятины, ни голубей, ни раков, ни сыру, ни спаржи, ни земляных, груш - ничего, что считала нечистым.</text:span></text:p>
      <text:p text:style-name="P7"><text:span text:style-name="T1">27. Надежда и ненависть - обе разом исчезли.</text:span></text:p>
      <text:p text:style-name="P7"><text:span text:style-name="T1">28. Сыновья: Коля, Шура и Миша - все учатся в школе.</text:span></text:p>
      <text:p text:style-name="P9"><text:span text:style-name="T1">29. Разные сосуды, кувшины, стаканы, бутылки - стояли на полках.</text:span></text:p>
      <text:p text:style-name="P7"><text:span text:style-name="T1">30. Но здравый смысл, твердость и свобода, горячее участие в чужих бедах и радостях — словом, все достоинства точно родились с ней.</text:span></text:p>
      <text:p text:style-name="P4" loext:marker-style-name="T1"/>
      <text:p text:style-name="P10" loext:marker-style-name="T1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омашний ПК</meta:initial-creator>
    <meta:editing-cycles>14</meta:editing-cycles>
    <meta:creation-date>2021-02-28T05:52:00</meta:creation-date>
    <dc:date>2024-01-17T13:52:43.244236847</dc:date>
    <meta:editing-duration>PT48M39S</meta:editing-duration>
    <meta:generator>LibreOffice/7.6.4.1$Linux_X86_64 LibreOffice_project/60$Build-1</meta:generator>
    <meta:document-statistic meta:table-count="0" meta:image-count="0" meta:object-count="0" meta:page-count="3" meta:paragraph-count="32" meta:word-count="429" meta:character-count="2465" meta:non-whitespace-character-count="2064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